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4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6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5.2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4.6cm" svg:x="0.8cm" svg:y="5.7cm">
          <text:p text:style-name="P1"><text:span text:style-name="T1">FS6 : Être visuellement</text:span></text:p>
          <text:p text:style-name="P1"><text:span text:style-name="T1">Agréable 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3.2cm" svg:x="7.3cm" svg:y="5.7cm">
          <text:p text:style-name="P1"><text:span text:style-name="T2">FT11 : Faire en sorte qu’il </text:span></text:p>
          <text:p text:style-name="P1"><text:span text:style-name="T2">Attire le regard (boîtier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6cm" svg:height="3.2cm" svg:x="7.3cm" svg:y="10cm">
          <text:p text:style-name="P1"><text:span text:style-name="T2">F</text:span><text:span text:style-name="T2">T</text:span><text:span text:style-name="T2">1</text:span><text:span text:style-name="T2">2 </text:span><text:span text:style-name="T2">: </text:span><text:span text:style-name="T2">P</text:span><text:span text:style-name="T2">er</text:span><text:span text:style-name="T2">m</text:span><text:span text:style-name="T2">et</text:span><text:span text:style-name="T2">tr</text:span><text:span text:style-name="T2">e </text:span><text:span text:style-name="T2">à </text:span><text:span text:style-name="T2">l’</text:span><text:span text:style-name="T2">a</text:span><text:span text:style-name="T2">p</text:span><text:span text:style-name="T2">pl</text:span><text:span text:style-name="T2">ic</text:span><text:span text:style-name="T2">at</text:span><text:span text:style-name="T2">io</text:span><text:span text:style-name="T2">n</text:span></text:p>
          <text:p text:style-name="P1"><text:span text:style-name="T2">d’</text:span><text:span text:style-name="T2">a</text:span><text:span text:style-name="T2">v</text:span><text:span text:style-name="T2">oi</text:span><text:span text:style-name="T2">r </text:span><text:span text:style-name="T2">u</text:span><text:span text:style-name="T2">n</text:span><text:span text:style-name="T2">e </text:span><text:span text:style-name="T2">in</text:span><text:span text:style-name="T2">te</text:span><text:span text:style-name="T2">rf</text:span><text:span text:style-name="T2">a</text:span><text:span text:style-name="T2">c</text:span><text:span text:style-name="T2">e </text:span><text:span text:style-name="T2">gr</text:span><text:span text:style-name="T2">a</text:span><text:span text:style-name="T2">p</text:span><text:span text:style-name="T2">hi</text:span><text:span text:style-name="T2">q</text:span><text:span text:style-name="T2">u</text:span><text:span text:style-name="T2">e</text:span></text:p>
          <text:p text:style-name="P1"><text:span text:style-name="T2">P</text:span><text:span text:style-name="T2">ro</text:span><text:span text:style-name="T2">pr</text:span><text:span text:style-name="T2">e </text:span><text:span text:style-name="T2">et </text:span><text:span text:style-name="T2">a</text:span><text:span text:style-name="T2">gr</text:span><text:span text:style-name="T2">é</text:span><text:span text:style-name="T2">a</text:span><text:span text:style-name="T2">bl</text:span><text:span text:style-name="T2">e </text:span><text:span text:style-name="T2">a</text:span><text:span text:style-name="T2">u </text:span><text:span text:style-name="T2">ni</text:span><text:span text:style-name="T2">v</text:span><text:span text:style-name="T2">e</text:span><text:span text:style-name="T2">a</text:span><text:span text:style-name="T2">u</text:span></text:p>
          <text:p text:style-name="P1"><text:span text:style-name="T2">D</text:span><text:span text:style-name="T2">e</text:span><text:span text:style-name="T2">s </text:span><text:span text:style-name="T2">di</text:span><text:span text:style-name="T2">ff</text:span><text:span text:style-name="T2">ér</text:span><text:span text:style-name="T2">e</text:span><text:span text:style-name="T2">nt</text:span><text:span text:style-name="T2">s </text:span><text:span text:style-name="T2">m</text:span><text:span text:style-name="T2">e</text:span><text:span text:style-name="T2">n</text:span><text:span text:style-name="T2">u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7cm" svg:height="3.2cm" svg:x="14.8cm" svg:y="5.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7cm" svg:height="3.2cm" svg:x="14.8cm" svg:y="10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8cm" svg:y1="7.2cm" svg:x2="7.3cm" svg:y2="7.2cm">
          <text:p/>
        </draw:line>
        <draw:line draw:style-name="gr4" draw:text-style-name="P4" draw:layer="layout" svg:x1="13.9cm" svg:y1="7.2cm" svg:x2="14.8cm" svg:y2="7.2cm">
          <text:p/>
        </draw:line>
        <draw:line draw:style-name="gr4" draw:text-style-name="P4" draw:layer="layout" svg:x1="6.5cm" svg:y1="7.2cm" svg:x2="6.5cm" svg:y2="11.7cm">
          <text:p/>
        </draw:line>
        <draw:line draw:style-name="gr4" draw:text-style-name="P4" draw:layer="layout" svg:x1="6.5cm" svg:y1="11.7cm" svg:x2="7.3cm" svg:y2="11.7cm">
          <text:p/>
        </draw:line>
        <draw:line draw:style-name="gr4" draw:text-style-name="P4" draw:layer="layout" svg:x1="13.9cm" svg:y1="11.6cm" svg:x2="14.8cm" svg:y2="11.6cm">
          <text:p/>
        </draw:line>
        <draw:custom-shape draw:style-name="gr2" draw:text-style-name="P3" draw:layer="layout" svg:width="6.6cm" svg:height="3.2cm" svg:x="7.3cm" svg:y="14.3cm">
          <text:p text:style-name="P1"><text:span text:style-name="T2">FT13 : Faire qu’il ait des</text:span></text:p>
          <text:p text:style-name="P1"><text:span text:style-name="T2">Dimensions qui lui permettent</text:span></text:p>
          <text:p text:style-name="P1"><text:span text:style-name="T2">d’être transportabl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7cm" svg:height="3.2cm" svg:x="14.8cm" svg:y="14.3cm">
          <text:p text:style-name="P1"><text:span text:style-name="T2">Interface Web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9cm" svg:y1="15.9cm" svg:x2="14.8cm" svg:y2="15.9cm">
          <text:p/>
        </draw:line>
        <draw:line draw:style-name="gr4" draw:text-style-name="P4" draw:layer="layout" svg:x1="6.5cm" svg:y1="11.6cm" svg:x2="6.5cm" svg:y2="15.9cm">
          <text:p/>
        </draw:line>
        <draw:line draw:style-name="gr4" draw:text-style-name="P4" draw:layer="layout" svg:x1="6.5cm" svg:y1="15.9cm" svg:x2="7.3cm" svg:y2="15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9T08:28:30.744425403</meta:creation-date>
    <dc:date>2016-11-09T09:01:24.424965684</dc:date>
    <meta:editing-duration>PT11M56S</meta:editing-duration>
    <meta:editing-cycles>3</meta:editing-cycles>
    <meta:generator>LibreOffice/5.1.4.2$Linux_X86_64 LibreOffice_project/10m0$Build-2</meta:generator>
    <meta:document-statistic meta:object-count="15"/>
  </office:meta>
</office:document-meta>
</file>